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3.375in" fo:margin-top="0in" fo:margin-bottom="0in" table:align="center" style:writing-mode="page"/>
    </style:style>
    <style:style style:name="Table1.A" style:family="table-column">
      <style:table-column-properties style:column-width="0.4993in"/>
    </style:style>
    <style:style style:name="Table1.B" style:family="table-column">
      <style:table-column-properties style:column-width="1.625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A2" style:family="table-cell">
      <style:table-cell-properties fo:padding-left="0.075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Quotations">
      <style:paragraph-properties fo:margin-top="0in" fo:margin-bottom="0.1945in" style:contextual-spacing="false"/>
      <style:text-properties fo:font-size="24pt" style:font-name-asian="MS Mincho" style:font-size-asian="24pt" style:font-size-complex="24pt"/>
    </style:style>
    <style:style style:name="P2" style:family="paragraph" style:parent-style-name="paper_20_title">
      <style:paragraph-properties fo:margin-top="0in" fo:margin-bottom="0.1945in" style:contextual-spacing="false"/>
    </style:style>
    <style:style style:name="P3" style:family="paragraph" style:parent-style-name="Author">
      <style:paragraph-properties fo:margin-top="0.1945in" fo:margin-bottom="0.1945in" style:contextual-spacing="false"/>
    </style:style>
    <style:style style:name="P4" style:family="paragraph" style:parent-style-name="Author">
      <style:paragraph-properties fo:margin-top="0.1945in" fo:margin-bottom="0.1945in" style:contextual-spacing="false" fo:line-height="50%"/>
      <style:text-properties fo:font-size="8pt" style:font-size-asian="8pt" style:font-size-complex="8pt"/>
    </style:style>
    <style:style style:name="P5" style:family="paragraph" style:parent-style-name="Author">
      <style:paragraph-properties fo:margin-top="0.1945in" fo:margin-bottom="0.028in" style:contextual-spacing="false"/>
    </style:style>
    <style:style style:name="P6" style:family="paragraph" style:parent-style-name="Standard">
      <style:paragraph-properties fo:margin-top="0in" fo:margin-bottom="0in" style:contextual-spacing="false" fo:text-indent="0in" style:auto-text-indent="false" fo:break-before="column"/>
    </style:style>
    <style:style style:name="P7" style:family="paragraph" style:parent-style-name="Standard">
      <style:paragraph-properties fo:margin-top="0in" fo:margin-bottom="0in" style:contextual-spacing="false" fo:break-before="column"/>
    </style:style>
    <style:style style:name="P8" style:family="paragraph" style:parent-style-name="Heading_20_1">
      <style:paragraph-properties fo:text-indent="0in" style:auto-text-indent="false"/>
    </style:style>
    <style:style style:name="P9" style:family="paragraph" style:parent-style-name="Heading_20_1">
      <style:paragraph-properties fo:text-indent="0in" style:auto-text-indent="false"/>
      <style:text-properties fo:language="en" fo:country="GB" officeooo:rsid="0013204c" officeooo:paragraph-rsid="0013204c"/>
    </style:style>
    <style:style style:name="P10" style:family="paragraph" style:parent-style-name="Heading_20_2">
      <style:text-properties fo:background-color="transparent"/>
    </style:style>
    <style:style style:name="P11" style:family="paragraph" style:parent-style-name="Text_20_body">
      <style:paragraph-properties fo:text-indent="0in" style:auto-text-indent="false"/>
      <style:text-properties officeooo:paragraph-rsid="001379d1"/>
    </style:style>
    <style:style style:name="P12" style:family="paragraph" style:parent-style-name="bullet_20_list" style:list-style-name="WWNum1">
      <style:paragraph-properties fo:margin-left="0.4in" fo:text-indent="-0.2in" style:auto-text-indent="false"/>
    </style:style>
    <style:style style:name="P13" style:family="paragraph" style:parent-style-name="sponsors">
      <style:paragraph-properties fo:text-indent="0.2008in" style:auto-text-indent="false" fo:padding-left="0in" fo:padding-right="0in" fo:padding-top="0.028in" fo:padding-bottom="0in" fo:border="none"/>
    </style:style>
    <style:style style:name="P14" style:family="paragraph" style:parent-style-name="Heading_20_3">
      <style:paragraph-properties fo:text-indent="0.2in" style:auto-text-indent="false"/>
    </style:style>
    <style:style style:name="P15" style:family="paragraph" style:parent-style-name="Heading_20_4">
      <style:paragraph-properties fo:text-indent="0.35in" style:auto-text-indent="false"/>
    </style:style>
    <style:style style:name="P16" style:family="paragraph" style:parent-style-name="Standard">
      <style:paragraph-properties fo:text-align="start" style:justify-single-word="false"/>
      <style:text-properties fo:font-style="italic" style:font-style-asian="italic" style:font-style-complex="italic"/>
    </style:style>
    <style:style style:name="P17" style:family="paragraph" style:parent-style-name="table_20_head" style:list-style-name="WWNum9"/>
    <style:style style:name="P18" style:family="paragraph" style:parent-style-name="Standard">
      <style:text-properties fo:font-size="8pt" style:font-size-asian="8pt" style:font-size-complex="8pt"/>
    </style:style>
    <style:style style:name="P19" style:family="paragraph" style:parent-style-name="table_20_footnote" style:list-style-name="WWNum24">
      <style:paragraph-properties fo:margin-left="0.0402in" fo:text-indent="-0.0201in" style:auto-text-indent="false"/>
    </style:style>
    <style:style style:name="P20" style:family="paragraph" style:parent-style-name="figure_20_caption" style:list-style-name="WWNum2">
      <style:paragraph-properties fo:margin-left="0in" fo:text-indent="0in" style:auto-text-indent="false"/>
    </style:style>
    <style:style style:name="P21" style:family="paragraph" style:parent-style-name="references" style:list-style-name="WWNum8">
      <style:paragraph-properties fo:margin-left="0.2457in" fo:text-indent="-0.2457in" style:auto-text-indent="false"/>
    </style:style>
    <style:style style:name="P22" style:family="paragraph" style:parent-style-name="references" style:list-style-name="WWNum8">
      <style:paragraph-properties fo:margin-left="0.2457in" fo:text-align="start" style:justify-single-word="false" fo:text-indent="-0.2457in" style:auto-text-indent="false"/>
    </style:style>
    <style:style style:name="P23" style:family="paragraph" style:parent-style-name="references" style:list-style-name="">
      <style:paragraph-properties fo:margin-left="0.2457in" fo:text-indent="0in" style:auto-text-indent="false"/>
    </style:style>
    <style:style style:name="P24" style:family="paragraph" style:parent-style-name="references" style:list-style-name="">
      <style:paragraph-properties fo:margin-left="0.25in" fo:text-indent="-0.25in" style:auto-text-indent="false"/>
    </style:style>
    <style:style style:name="P25" style:family="paragraph" style:parent-style-name="references" style:list-style-name="">
      <style:paragraph-properties fo:margin-left="0.25in" fo:line-height="100%" fo:text-align="center" style:justify-single-word="false" fo:text-indent="-0.25in" style:auto-text-indent="false"/>
    </style:style>
    <style:style style:name="T1" style:family="text">
      <style:text-properties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style:text-position="super 58%" fo:font-size="9pt"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tyle="italic" style:font-style-asian="italic" style:font-style-complex="italic"/>
    </style:style>
    <style:style style:name="T8" style:family="text">
      <style:text-properties style:font-style-complex="italic"/>
    </style:style>
    <style:style style:name="T9" style:family="text">
      <style:text-properties fo:language="en" fo:country="GB" officeooo:rsid="001125be"/>
    </style:style>
    <style:style style:name="T10" style:family="text">
      <style:text-properties fo:language="en" fo:country="GB" officeooo:rsid="001133df"/>
    </style:style>
    <style:style style:name="T11" style:family="text">
      <style:text-properties fo:font-style="italic" style:font-name-asian="MS Mincho" style:font-style-asian="italic"/>
    </style:style>
    <style:style style:name="T12" style:family="text">
      <style:text-properties fo:language="en" fo:country="GB" officeooo:rsid="00153877"/>
    </style:style>
    <style:style style:name="T13" style:family="text">
      <style:text-properties fo:language="en" fo:country="GB" officeooo:rsid="001379d1"/>
    </style:style>
    <style:style style:name="T14" style:family="text">
      <style:text-properties fo:language="en" fo:country="US"/>
    </style:style>
    <style:style style:name="T15" style:family="text">
      <style:text-properties style:font-name="Times New Roman" fo:font-style="italic" style:font-style-asian="italic" style:font-name-complex="Times New Roman1"/>
    </style:style>
    <style:style style:name="T16" style:family="text">
      <style:text-properties style:font-name="Symbol" fo:font-style="italic" style:font-style-asian="italic" style:font-name-complex="Symbol1" style:font-style-complex="italic"/>
    </style:style>
    <style:style style:name="T17" style:family="text">
      <style:text-properties style:text-position="sub 58%"/>
    </style:style>
    <style:style style:name="T18" style:family="text">
      <style:text-properties fo:font-weight="bold" style:font-weight-asian="bold"/>
    </style:style>
    <style:style style:name="T19" style:family="text">
      <style:text-properties fo:language="en" fo:country="US" fo:font-weight="bold" style:font-weight-asian="bold"/>
    </style:style>
    <style:style style:name="T20" style:family="text">
      <style:text-properties fo:font-style="normal" style:font-style-asian="normal"/>
    </style:style>
    <style:style style:name="T21" style:family="text">
      <style:text-properties fo:font-size="4pt" style:font-size-asian="4pt" style:font-size-complex="4pt"/>
    </style:style>
    <style:style style:name="T22" style:family="text">
      <style:text-properties style:text-position="super 58%"/>
    </style:style>
    <style:style style:name="T23" style:family="text">
      <style:text-properties fo:font-style="italic" style:font-style-asian="italic"/>
    </style:style>
    <style:style style:name="T24" style:family="text">
      <style:text-properties fo:font-variant="normal" fo:text-transform="none" fo:font-style="italic" style:font-style-asian="italic" style:font-style-complex="italic"/>
    </style:style>
    <style:style style:name="T25" style:family="text">
      <style:text-properties fo:font-family="NimbusRomNo9L-Regu" style:font-family-generic="roman" style:font-pitch="variable" style:font-family-asian="NimbusRomNo9L-Regu" style:font-family-generic-asian="system" style:font-pitch-asian="variable" style:font-family-complex="NimbusRomNo9L-Regu" style:font-family-generic-complex="system" style:font-pitch-complex="variable"/>
    </style:style>
    <style:style style:name="T26" style:family="text">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27" style:family="text">
      <style:text-properties fo:color="#ff0000" loext:opacity="100%" fo:font-size="10pt" fo:letter-spacing="-0.0008in" fo:font-weight="bold" style:font-name-asian="SimSun" style:font-size-asian="10pt" style:rfc-language-tag-asian="x-none" style:font-weight-asian="bold"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0in" fo:border-left="none" fo:border-right="none" fo:border-top="0.51pt solid #000000" fo:border-bottom="none"/>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Strong_20_Emphasis">Optimizing Deep Learning Models Using <text:s/>Genetic Algorithms: A Comparative Study</text:span></text:p>
      <text:p text:style-name="P2" loext:marker-style-name="T1"/>
      <text:p text:style-name="P3" loext:marker-style-name="T2"><text:span text:style-name="T2">*Note: Sub-titles are not captured in Xplore and should not be used</text:span><text:span text:style-name="T2"/></text:p>
      <text:p text:style-name="P4" loext:marker-style-name="T2"/>
      <text:section text:style-name="Sect1" text:name="TextSection">
        <text:p text:style-name="P5" loext:marker-style-name="T3"><text:span text:style-name="T3">line 1: 1</text:span><text:span text:style-name="T4">st</text:span><text:span text:style-name="T3"> Given Name Surname <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5" loext:marker-style-name="T3"><text:span text:style-name="T3">line 1: 4</text:span><text:span text:style-name="T4">th</text:span><text:span text:style-name="T3"> Given Name Surname<text:line-break/>line 2: </text:span><text:span text:style-name="T5">dept. name of organization</text:span><text:span text:style-name="T3"><text:line-break/></text:span><text:span text:style-name="T5">(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text:s/>or ORCID</text:span></text:p>
        <text:p text:style-name="P6" loext:marker-style-name="T3"><text:span text:style-name="T3">line 1: 2</text:span><text:span text:style-name="T4">nd</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5" loext:marker-style-name="T3"><text:span text:style-name="T3">line 1: 5</text:span><text:span text:style-name="T4">th</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text:s/>or ORCID</text:span></text:p>
        <text:p text:style-name="P6" loext:marker-style-name="T3"><text:span text:style-name="T3">line 1: 3</text:span><text:span text:style-name="T4">rd</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5"><text:span text:style-name="T3">line 1: 6</text:span><text:span text:style-name="T4">th</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 </text:p>
      </text:section>
      <text:section text:style-name="Sect1" text:name="Section1">
        <text:p text:style-name="Standard"/>
        <text:p text:style-name="P7"/>
      </text:section>
      <text:section text:style-name="Sect2" text:name="Section2">
        <text:p text:style-name="Abstract" loext:marker-style-name="T7"><text:span text:style-name="T7">Abstract</text:span>—<text:span text:style-name="T8">For deep models to perform at their most efficient, considerable computational optimization is usually needed. In this work, we suggest a new method for deep convolution neural network evolution using Genetic Algorithms (GA) by duplicating feature extraction layers, adjusting internal weights, and choosing the best variant models based on fitness assessment. Our GA-based optimization method was implemented to the VGG16 architecture as the foundation model, and its performance was compared with that of Particle Swarm Optimization (P S O), Bayesian Optimization, YOLOv8, Grey Wolf Optimizer (G W O), and Ant Colony Optimization (A C O). According to a number of evaluation metrics, the empirical results show that our GA-based model</text:span></text:p>
        <text:p text:style-name="Keywords">Keywords—<text:span text:style-name="T9">Deep learning , </text:span><text:span text:style-name="T10">Genetic Algorithm</text:span><text:span text:style-name="T9">, </text:span><text:span text:style-name="T10">C</text:span><text:span text:style-name="T9">omparison , </text:span><text:span text:style-name="T10">O</text:span><text:span text:style-name="T9">ptimization , </text:span><text:span text:style-name="T10">Pre-trained Model</text:span></text:p>
        <text:h text:style-name="P8" text:outline-level="1">Introduction (<text:span text:style-name="T11">Heading 1</text:span>)</text:h>
        <text:p text:style-name="Text_20_body">In this study, we used a Genetic Algorithm to modify and optimize the well-known VGG16 model. Our idea was to duplicate some feature extraction layers, adjust internal weights, and evaluate the models using a fitness function to select the best-performing version.</text:p>
        <text:p text:style-name="Text_20_body">After building the optimized model, we compared its performance with other popular optimization methods, including Particle Swarm Optimization (PSO), Bayesian Optimization, YOLOv8, Grey Wolf Optimizer (GWO), and Ant Colony Optimization (ACO). The goal of this comparison is to highlight how effective our evolutionary approach is compared to traditional and swarm intelligence methods.</text:p>
        <text:p text:style-name="Text_20_body">The results showed that using the Genetic Algorithm helped to significantly improve the model’s accuracy and generalization ability, demonstrating that evolutionary methods can be very powerful for advancing deep learning models</text:p>
        <text:h text:style-name="P9" text:outline-level="1">Related Work</text:h>
        <text:h text:style-name="P10" text:outline-level="2"><text:span text:style-name="T12">A</text:span> integrated approach of deep learning and augmented reality for <text:span text:style-name="T12">P</text:span>neumonia detection in <text:span text:style-name="T12">C</text:span>hest x-ray images </text:h>
        <text:h text:style-name="Heading_20_2" text:outline-level="2"><text:s/>Generative Data Augmentation: Using DCGAN to Expand Training Datasets for Chest X-Ray Pneumonia Detection </text:h>
        <text:p text:style-name="P11"><text:span text:style-name="T13">C. </text:span>Pneumonia Detection using Convolutional Neural Network</text:p>
        <text:p text:style-name="P11"><text:span text:style-name="T13">D. </text:span>Detecting Coronavirus Disease 2019 Pneumonia in Chest X-Ray Images Using Deep Learning </text:p>
        <text:p text:style-name="P11"><text:span text:style-name="T13">E.</text:span>Evaluation of Transfer Learning in Pneumonia Classification <text:s/></text:p>
        <text:h text:style-name="P8" text:outline-level="1">Prepare Your Paper Before Styling</text:h>
        <text:p text:style-name="Text_20_body" loext:marker-style-name="T14">Before you begin to format your paper, first write and save the content as a separate text file. <text:span text:style-name="T14">Complete all content and organizational editing before formatting. Please note sections A-D below for more information on proofreading, spelling and grammar.</text:span><text:span text:style-name="T14"/></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3650220949" text:style-name="WWNum1">
          <text:list-item>
            <text:p text:style-name="P12">Use either SI (MKS) or CGS as primary units. (SI units are encouraged.) English units may be used as <text:soft-page-break/>secondary units (in parentheses). An exception would be the use of English units as identifiers in trade, such as “3.5-inch disk drive”.</text:p>
          </text:list-item>
          <text:list-item>
            <text:p text:style-name="P12">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12">Do not mix complete spellings and abbreviations of units: “Wb/m2” or “webers per square meter”, not “webers/m2”. <text:s/>Spell out units when they appear in text: “. . . a few henries”, not “. . . a few H”.</text:p>
          </text:list-item>
          <text:list-item>
            <text:p text:style-name="P12"><draw:frame draw:style-name="fr1" draw:name="Frame1" text:anchor-type="paragraph" svg:x="0.6374in" svg:y="10.5008in" draw:z-index="0"><draw:text-box fo:min-height="0in" fo:min-width="0.0161in"><text:p text:style-name="P13">Identify applicable funding agency here. <text:span text:style-name="T8">If none, delete this text box.</text:span></text:p></draw:text-box></draw:frame>Use a zero before decimal points: “0.25”, not “.25”. Use “cm3”, not “cc”. (<text:span text:style-name="T7">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 loext:marker-style-name="T14">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4">:</text:span><text:span text:style-name="T14"/></text:p>
        <text:p text:style-name="equation"><text:tab/><text:span text:style-name="T15">a</text:span><text:span text:style-name="T15">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text:continue-numbering="true" text:style-name="WWNum1">
          <text:list-item>
            <text:p text:style-name="P12">The word “data” is plural, not singular.</text:p>
          </text:list-item>
          <text:list-item>
            <text:p text:style-name="P12">The subscript for the permeability of vacuum <text:span text:style-name="T16"></text:span><text:span text:style-name="T17">0</text:span>, and other common scientific constants, is zero with subscript formatting, not a lowercase letter “o”.</text:p>
          </text:list-item>
          <text:list-item>
            <text:p text:style-name="P12">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12">A graph within a graph is an “inset”, not an “insert”. The word alternatively is preferred to the word “alternately” (unless you really mean something that alternates).</text:p>
          </text:list-item>
          <text:list-item>
            <text:p text:style-name="P12">Do not use the word “essentially” to mean “approximately” or “effectively”.</text:p>
          </text:list-item>
          <text:list-item>
            <text:p text:style-name="P12">In your paper title, if the words “that uses” can accurately replace the word “using”, capitalize the “u”; if not, keep using lower-cased.</text:p>
          </text:list-item>
          <text:list-item>
            <text:p text:style-name="P12">Be aware of the different meanings of the homophones “affect” and “effect”, “complement” and “compliment”, “discreet” and “discrete”, “principal” and “principle”.</text:p>
          </text:list-item>
          <text:list-item>
            <text:p text:style-name="P12">Do not confuse “imply” and “infer”.</text:p>
          </text:list-item>
          <text:list-item>
            <text:p text:style-name="P12">The prefix “non” is not a word; it should be joined to the word it modifies, usually without a hyphen.</text:p>
          </text:list-item>
          <text:list-item>
            <text:p text:style-name="P12">There is no period after the “et” in the Latin abbreviation “et al.”.</text:p>
          </text:list-item>
          <text:list-item>
            <text:p text:style-name="P12">The abbreviation “i.e.” means “that is”, and the abbreviation “e.g.” means “for example”.</text:p>
          </text:list-item>
        </text:list>
        <text:p text:style-name="Text_20_body">An excellent style manual for science writers is [7].</text:p>
        <text:h text:style-name="P8"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18">The template is designed</text:span><text:span text:style-name="T19"> for,</text:span><text:span text:style-name="T18"> but not limited to</text:span><text:span text:style-name="T19">, six authors.</text:span><text:span text:style-name="T14">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4"> </text:span>Please keep your affiliations as succinct as possible (for example, do not differentiate among departments of the same organization).</text:p>
        <text:h text:style-name="P14" text:outline-level="3">For papers with more than six authors: <text:span text:style-name="T20">Add author names horizontally, moving to a third row if needed for more than 8 authors.</text:span></text:h>
        <text:h text:style-name="P14" text:outline-level="3">For papers with less than six authors: <text:span text:style-name="T20">To change the default, adjust the template as follows.</text:span></text:h>
        <text:h text:style-name="P15" text:outline-level="4">Selection: <text:span text:style-name="T20">Highlight all author and affiliation lines.</text:span></text:h>
        <text:h text:style-name="P15" text:outline-level="4">Change number of columns: <text:span text:style-name="T20">Select the Columns icon from the MS Word Standard toolbar and then select the correct number of columns from the selection palette.</text:span></text:h>
        <text:h text:style-name="P15" text:outline-level="4" loext:marker-style-name="T20">Deletion: <text:span text:style-name="T20">Delete the author and affiliation lines for the extra authors.</text:span><text:span text:style-name="T20"/></text:h>
        <text:p text:style-name="P16" loext:marker-style-name="T7"/>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ext:soft-page-break/>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P15" text:outline-level="4"><text:s/>Positioning Figures and Tables: <text:span text:style-name="T20">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Num9">
          <text:list-item>
            <text:p text:style-name="P17">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2"/>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 loext:marker-style-name="T21">copy<text:span text:style-name="T21"/></text:p>
            </table:table-cell>
            <table:table-cell table:style-name="Table1.A1" office:value-type="string">
              <text:p text:style-name="table_20_copy">More table copy<text:span text:style-name="T22">a</text:span></text:p>
            </table:table-cell>
            <table:table-cell table:style-name="Table1.A1" office:value-type="string">
              <text:p text:style-name="P18" loext:marker-style-name="T2"/>
            </table:table-cell>
            <table:table-cell table:style-name="Table1.A1" office:value-type="string">
              <text:p text:style-name="P18" loext:marker-style-name="T2"/>
            </table:table-cell>
          </table:table-row>
        </table:table>
        <text:list text:style-name="WWNum24">
          <text:list-item>
            <text:p text:style-name="P19">Sample of a Table footnote. (<text:span text:style-name="T23">Table footnote</text:span>)</text:p>
          </text:list-item>
        </text:list>
        <text:list text:style-name="WWNum2">
          <text:list-item>
            <text:p text:style-name="P20">Example of a figure caption. <text:span text:style-name="T8">(</text:span><text:span text:style-name="T7">figure caption</text:span><text:span text:style-name="T8">)</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7">(</text:span><text:span text:style-name="T24">Heading 5</text:span><text:span text:style-name="T7">)</text:span></text:h>
        <text:p text:style-name="Text_20_body">The preferred spelling of the word “acknowledgment” in America is without an “e” after the “g”. Avoid the stilted expression “<text:span text:style-name="T14">o</text:span>ne of us (R. B. G.) thanks ...<text:span text:style-name="T14">”. <text:s/></text:span>Instead, try “R. B. G. thanks...”.<text:span text:style-name="T14">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4"> </text:span>...”</text:p>
        <text:p text:style-name="Text_20_body">Number footnotes separately in superscripts. Place the actual footnote at the bottom of the column in which it was cited. Do not put footnotes in the<text:span text:style-name="T14"> abstract or</text:span> reference list. Use letters for table footnotes.</text:p>
        <text:p text:style-name="Text_20_body">Unless there are six authors or more give all authors<text:span text:style-name="T14">’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text:style-name="WWNum8">
          <text:list-item>
            <text:p text:style-name="P21">G. Eason, B. Noble, and I. N. Sneddon, “On certain integrals of Lipschitz-Hankel type involving products of Bessel functions,” Phil. Trans. Roy. Soc. London, vol. A247, pp. 529–551, April 1955. <text:span text:style-name="T7">(references)</text:span></text:p>
          </text:list-item>
          <text:list-item>
            <text:p text:style-name="P21">J. Clerk Maxwell, A Treatise on Electricity and Magnetism, 3rd ed., vol. 2. Oxford: Clarendon, 1892, pp.68–73.</text:p>
          </text:list-item>
          <text:list-item>
            <text:p text:style-name="P21">I. S. Jacobs and C. P. Bean, “Fine particles, thin films and exchange anisotropy,” in Magnetism, vol. III, G. T. Rado and H. Suhl, Eds. New York: Academic, 1963, pp. 271–350.</text:p>
          </text:list-item>
          <text:list-item>
            <text:p text:style-name="P21">K. Elissa, “Title of paper if known,” unpublished.</text:p>
          </text:list-item>
          <text:list-item>
            <text:p text:style-name="P21">R. Nicole, “Title of paper with only first word capitalized,” J. Name Stand. Abbrev., in press.</text:p>
          </text:list-item>
          <text:list-item>
            <text:p text:style-name="P21">Y. Yorozu, M. Hirano, K. Oka, and Y. Tagawa, “Electron spectroscopy studies on magneto-optical media and plastic substrate interface,” IEEE Transl. J. Magn. Japan, vol. 2, pp. 740–741, August 1987 [Digests 9th Annual Conf. Magnetics Japan, p. 301, 1982].</text:p>
          </text:list-item>
          <text:list-item>
            <text:p text:style-name="P21">M. Young, The Technical Writer’s Handbook. Mill Valley, CA: University Science, 1989.</text:p>
          </text:list-item>
          <text:list-item>
            <text:p text:style-name="P21" loext:marker-style-name="T25">K. Eves and J. Valasek, “Adaptive control for singularly perturbed systems examples,” Code Ocean, Aug. 2023. [Online]. Available: <text:a xlink:type="simple" xlink:href="https://codeocean.com/capsule/4989235/tree" text:style-name="ListLabel_20_2" text:visited-style-name="ListLabel_20_2">https://codeocean.com/capsule/4989235/tree</text:a> </text:p>
          </text:list-item>
          <text:list-item>
            <text:p text:style-name="P22">D. P. Kingma and M. Welling, “Auto-encoding variational Bayes,” 2013, arXiv:1312.6114. [Online]. Available: <text:a xlink:type="simple" xlink:href="https://arxiv.org/abs/1312.6114" text:style-name="ListLabel_20_2" text:visited-style-name="ListLabel_20_2">https://arxiv.org/abs/1312.6114</text:a></text:p>
          </text:list-item>
          <text:list-item>
            <text:p text:style-name="P22">S. Liu, “Wi-Fi Energy Detection Testbed (12MTC),” 2023, gitHub repository. [Online]. Available: https://github.com/liustone99/Wi-Fi-Energy-Detection-Testbed-12MTC </text:p>
          </text:list-item>
          <text:list-item>
            <text:p text:style-name="P22">“Treatment episode data set: discharges (TEDS-D): concatenated, 2006 to 2009.” U.S. Department of Health and Human Services, Substance Abuse and Mental Health Services Administration, Office of Applied Studies, August, 2013, DOI:10.3886/ICPSR30122.v2</text:p>
          </text:list-item>
        </text:list>
        <text:p text:style-name="P23"/>
        <text:p text:style-name="P24"/>
        <text:p text:style-name="P25" loext:marker-style-name="T26"><text:span text:style-name="T26">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27">may</text:span><text:span text:style-name="T26"> result in your paper not being published.</text:span></text:p>
      </text:section>
      <text:section text:style-name="Sect3" text:name="Section3">
        <text:p text:style-name="Standard"/>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fo:hyphenation-keep="page" loext:hyphenation-keep-type="column" style:writing-mode="lr-tb"/>
      <style:text-properties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chapter">
      <style:paragraph-properties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chapter">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chapter">
      <style:paragraph-properties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chapter">
      <style:paragraph-properties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chapter">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Times New Roman" fo:font-family="'Times New Roman'" style:font-family-generic="roman" style:font-pitch="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Times New Roman" fo:font-family="'Times New Roman'" style:font-family-generic="roman" style:font-pitch="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XXX-X-XXXX-XXXX-X/XX/$XX.00 ©20XX IEEE</text:span><text:span text:style-name="MT1"/></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Paper Title (use style: paper title)</dc:title>
    <meta:initial-creator>IEEE</meta:initial-creator>
    <meta:editing-cycles>3</meta:editing-cycles>
    <meta:creation-date>2024-07-16T13:42:00</meta:creation-date>
    <dc:date>2025-04-28T05:33:40.218451700</dc:date>
    <meta:editing-duration>PT6H45M51S</meta:editing-duration>
    <meta:document-statistic meta:table-count="1" meta:image-count="0" meta:object-count="0" meta:page-count="3" meta:paragraph-count="95" meta:word-count="2470" meta:character-count="15233" meta:non-whitespace-character-count="12896"/>
    <meta:generator>LibreOffice/25.2.2.2$Windows_X86_64 LibreOffice_project/7370d4be9e3cf6031a51beef54ff3bda878e3fac</meta:generator>
  </office:meta>
</office:document-meta>
</file>